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electricity generation, a generator[1] is a device that converts motive power mechanical energy into electrical power for use in an external circuit. Machine or equipment </text:p>
      <text:p text:style-name="Standard">Electromagnetic generators fall into one of two broad categories, dynamos and alternators.</text:p>
      <text:p text:style-name="Standard"/>
      <text:p text:style-name="Standard">Dynamos generate pulsing direct current through the use of a commutator.</text:p>
      <text:p text:style-name="Standard">Alternators generate alternating current.</text:p>
      <text:p text:style-name="Standard">Mechanically a generator consists of a rotating part and a stationary part:</text:p>
      <text:p text:style-name="Standard"/>
      <text:p text:style-name="Standard">Rotor: The rotating part of an electrical machine.</text:p>
      <text:p text:style-name="Standard">Stator: The stationary part of an electrical machine, which surrounds the rotor.</text:p>
      <text:p text:style-name="Standard">One of these parts generates a magnetic field, the other has a wire winding in which the changing field induces an electric current.</text:p>
      <text:p text:style-name="Standard">The operating principle of electromagnetic generators was discovered in the years of 1831–1832 by Michael Faraday. The principle, later called Faraday's law, is that an electromotive force is generated in an electrical conductor which encircles a varying magnetic flu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20:20:54.069027555</meta:creation-date>
    <dc:date>2020-09-09T20:35:16.428886975</dc:date>
    <meta:editing-duration>PT14M25S</meta:editing-duration>
    <meta:editing-cycles>2</meta:editing-cycles>
    <meta:generator>LibreOffice/6.0.7.3$Linux_X86_64 LibreOffice_project/00m0$Build-3</meta:generator>
    <meta:document-statistic meta:table-count="0" meta:image-count="0" meta:object-count="0" meta:page-count="1" meta:paragraph-count="9" meta:word-count="148" meta:character-count="983" meta:non-whitespace-character-count="844"/>
  </office:meta>
</office:document-meta>
</file>